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3ed" officeooo:paragraph-rsid="000d73ed"/>
    </style:style>
    <style:style style:name="P2" style:family="paragraph" style:parent-style-name="Standard">
      <style:text-properties officeooo:rsid="000d73ed" officeooo:paragraph-rsid="00152fd6"/>
    </style:style>
    <style:style style:name="P3" style:family="paragraph" style:parent-style-name="Standard">
      <style:text-properties officeooo:rsid="000d73ed" officeooo:paragraph-rsid="0028263c"/>
    </style:style>
    <style:style style:name="P4" style:family="paragraph" style:parent-style-name="Standard">
      <style:text-properties fo:color="#000000" style:font-name="Times New Roman" fo:font-size="12pt" fo:language="en" fo:country="none" style:font-size-asian="12pt"/>
    </style:style>
    <style:style style:name="P5" style:family="paragraph" style:parent-style-name="Standard">
      <style:text-properties fo:color="#000000" style:font-name="Times New Roman" fo:font-size="12pt" fo:language="en" fo:country="none" officeooo:rsid="000d73ed" style:font-size-asian="12pt"/>
    </style:style>
    <style:style style:name="P6" style:family="paragraph" style:parent-style-name="Standard">
      <style:text-properties fo:color="#000000" style:font-name="Times New Roman" fo:font-size="12pt" fo:language="en" fo:country="none" officeooo:rsid="000d73ed" officeooo:paragraph-rsid="000d73ed" style:font-size-asian="12pt"/>
    </style:style>
    <style:style style:name="P7" style:family="paragraph" style:parent-style-name="Standard">
      <style:text-properties fo:color="#000000" style:font-name="Times New Roman" fo:font-size="12pt" fo:language="en" fo:country="none" officeooo:rsid="000d73ed" officeooo:paragraph-rsid="001109d4" style:font-size-asian="12pt"/>
    </style:style>
    <style:style style:name="P8" style:family="paragraph" style:parent-style-name="Standard">
      <style:text-properties fo:color="#000000" style:font-name="Times New Roman" fo:font-size="12pt" fo:language="en" fo:country="none" officeooo:rsid="000d73ed" officeooo:paragraph-rsid="0028263c" style:font-size-asian="12pt"/>
    </style:style>
    <style:style style:name="P9" style:family="paragraph" style:parent-style-name="Standard">
      <style:text-properties fo:color="#000000" style:font-name="Times New Roman" fo:font-size="12pt" fo:language="en" fo:country="none" officeooo:rsid="0011ad7b" officeooo:paragraph-rsid="0011ad7b" style:font-size-asian="12pt"/>
    </style:style>
    <style:style style:name="P10" style:family="paragraph" style:parent-style-name="Standard">
      <style:text-properties fo:color="#000000" style:font-name="Times New Roman" fo:font-size="12pt" fo:language="en" fo:country="none" officeooo:rsid="0011ad7b" officeooo:paragraph-rsid="00262134" style:font-size-asian="12pt"/>
    </style:style>
    <style:style style:name="P11" style:family="paragraph" style:parent-style-name="Standard">
      <style:text-properties fo:color="#000000" style:font-name="Times New Roman" fo:font-size="12pt" fo:language="en" fo:country="none" officeooo:rsid="00123f8c" officeooo:paragraph-rsid="00123f8c" style:font-size-asian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fo:language="en" fo:country="none" officeooo:rsid="00175ba9" officeooo:paragraph-rsid="00175ba9" style:font-size-asian="12pt"/>
    </style:style>
    <style:style style:name="P13" style:family="paragraph" style:parent-style-name="Standard">
      <style:text-properties fo:color="#000000" style:font-name="Times New Roman" fo:font-size="12pt" fo:language="en" fo:country="none" style:text-underline-style="none" officeooo:rsid="000d73ed" officeooo:paragraph-rsid="000d73ed" style:font-size-asian="12pt"/>
    </style:style>
    <style:style style:name="P14" style:family="paragraph" style:parent-style-name="Standard">
      <style:text-properties fo:color="#000000" style:font-name="Times New Roman" fo:font-size="12pt" fo:language="en" fo:country="none" style:text-underline-style="none" officeooo:rsid="001109d4" officeooo:paragraph-rsid="001109d4" style:font-size-asian="12pt"/>
    </style:style>
    <style:style style:name="P15" style:family="paragraph" style:parent-style-name="Standard">
      <style:text-properties fo:color="#000000" style:font-name="Times New Roman" fo:font-size="12pt" fo:language="en" fo:country="none" style:text-underline-style="none" officeooo:rsid="00123f8c" officeooo:paragraph-rsid="00123f8c" style:font-size-asian="12pt"/>
    </style:style>
    <style:style style:name="P16" style:family="paragraph" style:parent-style-name="Standard">
      <style:text-properties fo:color="#000000" style:font-name="Times New Roman" fo:font-size="12pt" fo:language="en" fo:country="none" style:text-underline-style="none" officeooo:rsid="0011ad7b" officeooo:paragraph-rsid="0011ad7b" style:font-size-asian="12pt"/>
    </style:style>
    <style:style style:name="P17" style:family="paragraph" style:parent-style-name="Standard">
      <style:text-properties fo:color="#000000" style:font-name="Times New Roman" fo:font-size="12pt" fo:language="en" fo:country="none" style:text-underline-style="none" officeooo:rsid="000f0a1e" officeooo:paragraph-rsid="000d73ed" style:font-size-asian="12pt"/>
    </style:style>
    <style:style style:name="P18" style:family="paragraph" style:parent-style-name="Standard">
      <style:text-properties fo:color="#000000" style:font-name="Times New Roman" fo:font-size="12pt" fo:language="en" fo:country="none" style:text-underline-style="none" officeooo:rsid="001d9399" officeooo:paragraph-rsid="001d9399" style:font-size-asian="12pt"/>
    </style:style>
    <style:style style:name="P19" style:family="paragraph" style:parent-style-name="Standard">
      <style:text-properties fo:color="#000000" style:font-name="Times New Roman" fo:font-size="12pt" fo:language="en" fo:country="none" style:text-underline-style="none" officeooo:rsid="0013ce84" officeooo:paragraph-rsid="00262134" style:font-size-asian="12pt"/>
    </style:style>
    <style:style style:name="P20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123f8c" officeooo:paragraph-rsid="00123f8c" style:font-size-asian="12pt"/>
    </style:style>
    <style:style style:name="P21" style:family="paragraph" style:parent-style-name="Standard">
      <style:text-properties style:use-window-font-color="true" style:font-name="Times New Roman" fo:font-size="12pt" fo:language="en" fo:country="none" style:text-underline-style="none" officeooo:rsid="00183fe5" officeooo:paragraph-rsid="00183fe5" style:font-size-asian="12pt"/>
    </style:style>
    <style:style style:name="P22" style:family="paragraph" style:parent-style-name="Standard">
      <style:text-properties style:use-window-font-color="true" style:font-name="Times New Roman" fo:font-size="12pt" fo:language="en" fo:country="none" style:text-underline-style="none" officeooo:rsid="001d9399" officeooo:paragraph-rsid="001f8df0" style:font-size-asian="12pt"/>
    </style:style>
    <style:style style:name="P23" style:family="paragraph" style:parent-style-name="Standard">
      <style:text-properties style:text-underline-style="none" officeooo:rsid="000d73ed" officeooo:paragraph-rsid="0028263c"/>
    </style:style>
    <style:style style:name="P24" style:family="paragraph" style:parent-style-name="Standard">
      <style:text-properties style:text-underline-style="none" officeooo:rsid="000f0a1e" officeooo:paragraph-rsid="0028263c"/>
    </style:style>
    <style:style style:name="P25" style:family="paragraph" style:parent-style-name="Standard">
      <style:text-properties officeooo:paragraph-rsid="001d9399"/>
    </style:style>
    <style:style style:name="P26" style:family="paragraph" style:parent-style-name="Standard">
      <style:text-properties fo:color="#ce181e" style:text-underline-style="none" officeooo:rsid="000f0a1e" officeooo:paragraph-rsid="00262134"/>
    </style:style>
    <style:style style:name="P27" style:family="paragraph" style:parent-style-name="Standard">
      <style:text-properties style:text-underline-style="none" officeooo:rsid="000d73ed" officeooo:paragraph-rsid="0028263c"/>
    </style:style>
    <style:style style:name="P28" style:family="paragraph" style:parent-style-name="Standard">
      <style:text-properties fo:color="#000000" style:font-name="Times New Roman" fo:font-size="12pt" fo:language="en" fo:country="none" style:text-underline-style="none" officeooo:rsid="00183fe5" officeooo:paragraph-rsid="002aed39" style:font-size-asian="12pt"/>
    </style:style>
    <style:style style:name="T1" style:family="text">
      <style:text-properties fo:color="#000000" style:font-name="Times New Roman" fo:font-size="12pt" fo:language="en" fo:country="none" style:font-size-asian="12pt"/>
    </style:style>
    <style:style style:name="T2" style:family="text">
      <style:text-properties fo:color="#000000" style:font-name="Times New Roman" fo:font-size="12pt" fo:language="en" fo:country="none" officeooo:rsid="000d73ed" style:font-size-asian="12pt"/>
    </style:style>
    <style:style style:name="T3" style:family="text">
      <style:text-properties fo:color="#000000" style:font-name="Times New Roman" fo:font-size="12pt" fo:language="en" fo:country="none" officeooo:rsid="000f0a1e" style:font-size-asian="12pt"/>
    </style:style>
    <style:style style:name="T4" style:family="text">
      <style:text-properties fo:color="#000000" style:font-name="Times New Roman" fo:font-size="12pt" fo:language="en" fo:country="none" officeooo:rsid="0014ea62" style:font-size-asian="12pt"/>
    </style:style>
    <style:style style:name="T5" style:family="text">
      <style:text-properties fo:color="#000000" style:font-name="Times New Roman" fo:font-size="12pt" fo:language="en" fo:country="none" officeooo:rsid="0015ef6b" style:font-size-asian="12pt"/>
    </style:style>
    <style:style style:name="T6" style:family="text">
      <style:text-properties fo:color="#000000" style:font-name="Times New Roman" fo:font-size="12pt" fo:language="en" fo:country="none" officeooo:rsid="001d9399" style:font-size-asian="12pt"/>
    </style:style>
    <style:style style:name="T7" style:family="text">
      <style:text-properties fo:color="#000000" style:font-name="Times New Roman" fo:font-size="12pt" fo:language="en" fo:country="none" officeooo:rsid="0023e428" style:font-size-asian="12pt"/>
    </style:style>
    <style:style style:name="T8" style:family="text">
      <style:text-properties fo:color="#000000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9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T10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11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12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21c9d4" style:font-size-asian="12pt"/>
    </style:style>
    <style:style style:name="T13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23e428" style:font-size-asian="12pt"/>
    </style:style>
    <style:style style:name="T14" style:family="text">
      <style:text-properties fo:color="#000000" style:font-name="Times New Roman" fo:font-size="12pt" fo:language="en" fo:country="none" style:text-underline-style="none" style:font-size-asian="12pt"/>
    </style:style>
    <style:style style:name="T15" style:family="text">
      <style:text-properties fo:color="#000000" style:font-name="Times New Roman" fo:font-size="12pt" fo:language="en" fo:country="none" style:text-underline-style="none" officeooo:rsid="0015ef6b" style:font-size-asian="12pt"/>
    </style:style>
    <style:style style:name="T16" style:family="text">
      <style:text-properties fo:color="#000000" style:font-name="Times New Roman" fo:font-size="12pt" fo:language="en" fo:country="none" style:text-underline-style="none" officeooo:rsid="0023e428" style:font-size-asian="12pt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5ef6b"/>
    </style:style>
    <style:style style:name="T19" style:family="text">
      <style:text-properties style:text-underline-style="none" officeooo:rsid="00175ba9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1feeb5"/>
    </style:style>
    <style:style style:name="T23" style:family="text">
      <style:text-properties style:text-underline-style="solid" style:text-underline-width="auto" style:text-underline-color="font-color" officeooo:rsid="00253c7c"/>
    </style:style>
    <style:style style:name="T24" style:family="text">
      <style:text-properties style:text-underline-style="solid" style:text-underline-width="auto" style:text-underline-color="font-color" officeooo:rsid="00262134"/>
    </style:style>
    <style:style style:name="T25" style:family="text">
      <style:text-properties fo:color="#ce181e" style:text-underline-style="none" officeooo:rsid="000f0a1e"/>
    </style:style>
    <style:style style:name="T26" style:family="text">
      <style:text-properties fo:color="#ce181e" officeooo:rsid="000f0a1e"/>
    </style:style>
    <style:style style:name="T27" style:family="text">
      <style:text-properties style:font-name="Times New Roman" fo:font-size="12pt" fo:language="en" fo:country="none" style:font-size-asian="12p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30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31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2fd6" style:font-size-asian="12pt"/>
    </style:style>
    <style:style style:name="T32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33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262134" style:font-size-asian="12pt"/>
    </style:style>
    <style:style style:name="T34" style:family="text">
      <style:text-properties style:use-window-font-color="true" style:font-name="Times New Roman" fo:font-size="12pt" fo:language="en" fo:country="none" style:font-size-asian="12pt"/>
    </style:style>
    <style:style style:name="T35" style:family="text">
      <style:text-properties style:use-window-font-color="true" style:font-name="Times New Roman" fo:font-size="12pt" fo:language="en" fo:country="none" officeooo:rsid="00152fd6" style:font-size-asian="12pt"/>
    </style:style>
    <style:style style:name="T36" style:family="text">
      <style:text-properties style:use-window-font-color="true" style:font-name="Times New Roman" fo:font-size="12pt" fo:language="en" fo:country="none" officeooo:rsid="00262134" style:font-size-asian="12pt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officeooo:rsid="0014ea62"/>
    </style:style>
    <style:style style:name="T39" style:family="text">
      <style:text-properties style:use-window-font-color="true" style:text-underline-style="solid" style:text-underline-width="auto" style:text-underline-color="font-color" officeooo:rsid="00152fd6"/>
    </style:style>
    <style:style style:name="T40" style:family="text">
      <style:text-properties style:use-window-font-color="true" style:text-underline-style="solid" style:text-underline-width="auto" style:text-underline-color="font-color" officeooo:rsid="000f0a1e"/>
    </style:style>
    <style:style style:name="T41" style:family="text">
      <style:text-properties style:use-window-font-color="true" style:text-underline-style="solid" style:text-underline-width="auto" style:text-underline-color="font-color" officeooo:rsid="00175ba9"/>
    </style:style>
    <style:style style:name="T42" style:family="text">
      <style:text-properties style:use-window-font-color="true" style:text-underline-style="solid" style:text-underline-width="auto" style:text-underline-color="font-color" officeooo:rsid="0015ef6b"/>
    </style:style>
    <style:style style:name="T43" style:family="text">
      <style:text-properties style:use-window-font-color="true" style:text-underline-style="solid" style:text-underline-width="auto" style:text-underline-color="font-color" officeooo:rsid="00262134"/>
    </style:style>
    <style:style style:name="T44" style:family="text">
      <style:text-properties style:use-window-font-color="true" style:text-underline-style="solid" style:text-underline-width="auto" style:text-underline-color="font-color" officeooo:rsid="0028fe5e"/>
    </style:style>
    <style:style style:name="T45" style:family="text">
      <style:text-properties style:use-window-font-color="true" style:text-underline-style="none" officeooo:rsid="000f0a1e"/>
    </style:style>
    <style:style style:name="T46" style:family="text">
      <style:text-properties style:use-window-font-color="true" style:text-underline-style="none" officeooo:rsid="00152fd6"/>
    </style:style>
    <style:style style:name="T47" style:family="text">
      <style:text-properties style:use-window-font-color="true" style:text-underline-style="none" officeooo:rsid="0014ea62"/>
    </style:style>
    <style:style style:name="T48" style:family="text">
      <style:text-properties style:use-window-font-color="true" officeooo:rsid="00175ba9"/>
    </style:style>
    <style:style style:name="T49" style:family="text">
      <style:text-properties style:use-window-font-color="true" officeooo:rsid="000f0a1e"/>
    </style:style>
    <style:style style:name="T50" style:family="text">
      <style:text-properties style:use-window-font-color="true" officeooo:rsid="001c9d5b"/>
    </style:style>
    <style:style style:name="T51" style:family="text">
      <style:text-properties style:use-window-font-color="true" officeooo:rsid="001d9399"/>
    </style:style>
    <style:style style:name="T52" style:family="text">
      <style:text-properties style:use-window-font-color="true" officeooo:rsid="00183fe5"/>
    </style:style>
    <style:style style:name="T53" style:family="text">
      <style:text-properties officeooo:rsid="0015ef6b"/>
    </style:style>
    <style:style style:name="T54" style:family="text">
      <style:text-properties officeooo:rsid="00262134"/>
    </style:style>
    <style:style style:name="T55" style:family="text">
      <style:text-properties officeooo:rsid="002b59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elo Relacional</text:p>
      <text:p text:style-name="P4"/>
      <text:p text:style-name="P4"/>
      <text:p text:style-name="Standard"><text:span text:style-name="T1">Patrocinador(</text:span><text:span text:style-name="T11">c</text:span><text:span text:style-name="T10">o</text:span><text:span text:style-name="T9">d</text:span><text:span text:style-name="T2">, </text:span><text:span text:style-name="T5">n</text:span><text:span text:style-name="T2">ome, </text:span><text:span text:style-name="T4">contribuicao</text:span><text:span text:style-name="T2">)</text:span></text:p>
      <text:p text:style-name="P5"/>
      <text:p text:style-name="P1"><text:span text:style-name="T1">Edição(</text:span><text:span text:style-name="T5">a</text:span><text:span text:style-name="T1">rrecadacao, </text:span><text:span text:style-name="T13">ano</text:span><text:span text:style-name="T16"> </text:span><text:span text:style-name="T1">, </text:span><text:span text:style-name="T5">n</text:span><text:span text:style-name="T1">_pessoas)</text:span></text:p>
      <text:p text:style-name="P1"/>
      <text:p text:style-name="P3"><text:span text:style-name="T1">Midia(</text:span><text:span text:style-name="T11">n</text:span><text:span text:style-name="T8">ome</text:span><text:span text:style-name="T1">, </text:span><text:span text:style-name="T11">ti</text:span><text:span text:style-name="T8">po</text:span><text:span text:style-name="T1">)</text:span></text:p>
      <text:p text:style-name="P6"/>
      <text:p text:style-name="P23"><text:span text:style-name="T1">Banda( </text:span><text:span text:style-name="T11">c</text:span><text:span text:style-name="T10">od</text:span><text:span text:style-name="T4">,</text:span><text:span text:style-name="T3"> </text:span><text:span text:style-name="T5">n</text:span><text:span text:style-name="T1">ome, </text:span><text:span text:style-name="T5">g</text:span><text:span text:style-name="T3">ênero, </text:span><text:span text:style-name="T7">hotel(Hotel.cod)</text:span><text:span text:style-name="T3">)</text:span></text:p>
      <text:p text:style-name="P23"/>
      <text:p text:style-name="P28"><text:span text:style-name="T48">F</text:span><text:span text:style-name="T49">uncionario(</text:span><text:span text:style-name="T40">cpf</text:span><text:span text:style-name="T49">, nome, sexo, </text:span><text:span text:style-name="T50">funcao, </text:span><text:span text:style-name="T51">palco(Palco.cod</text:span><text:span text:style-name="T49">)</text:span><text:span text:style-name="T51">)</text:span></text:p>
      <text:p text:style-name="P23"/>
      <text:p text:style-name="P24"><text:span text:style-name="T1">Palco(</text:span><text:span text:style-name="T5">n</text:span><text:span text:style-name="T1">ome_palco, </text:span><text:span text:style-name="T11">c</text:span><text:span text:style-name="T8">od</text:span><text:span text:style-name="T1">, </text:span><text:span text:style-name="T6">responsavel(Funcionario.cpf)</text:span><text:span text:style-name="T1">)</text:span></text:p>
      <text:p text:style-name="P8"/>
      <text:p text:style-name="P1"><text:span text:style-name="T1">Equipament</text:span><text:span text:style-name="T14">o(</text:span><text:span text:style-name="T15">n</text:span><text:span text:style-name="T14">ome, </text:span><text:span text:style-name="T15">t</text:span><text:span text:style-name="T14">ipo, </text:span><text:span text:style-name="T12">n_serie</text:span><text:span text:style-name="T1">)</text:span></text:p>
      <text:p text:style-name="P6"/>
      <text:p text:style-name="P1"><text:span text:style-name="T1">Instrumento( </text:span><text:span text:style-name="T13">n_serie</text:span><text:span text:style-name="T16"> </text:span><text:span text:style-name="T1">, </text:span><text:span text:style-name="T5">n</text:span><text:span text:style-name="T14">ome_instrumento, </text:span><text:span text:style-name="T15">t</text:span><text:span text:style-name="T14">ipo)</text:span></text:p>
      <text:p text:style-name="P6"/>
      <text:p text:style-name="P1"><text:span text:style-name="T1">Artista(</text:span><text:span text:style-name="T11">n</text:span><text:span text:style-name="T8">ome</text:span><text:span text:style-name="T14">, </text:span><text:span text:style-name="T15">n</text:span><text:span text:style-name="T14">acionalidade)</text:span></text:p>
      <text:p text:style-name="P13"/>
      <text:p text:style-name="P2"><text:span text:style-name="T14">Hotel (</text:span><text:span text:style-name="T15">n</text:span><text:span text:style-name="T14">ome, </text:span><text:span text:style-name="T15">e</text:span><text:span text:style-name="T14">ndereço, </text:span><text:span text:style-name="T11">t</text:span><text:span text:style-name="T8">elefone</text:span><text:span text:style-name="T14">)</text:span></text:p>
      <text:p text:style-name="P22"/>
      <text:p text:style-name="P26"><text:span text:style-name="T34">Apresentacao(</text:span><text:span text:style-name="T27"> <text:s/></text:span><text:span text:style-name="T30">apresentador</text:span><text:span text:style-name="T31">(</text:span><text:span text:style-name="T2">Banda.</text:span><text:span text:style-name="T5">c</text:span><text:span text:style-name="T4">od</text:span><text:span text:style-name="T31">)</text:span><text:span text:style-name="T34">, </text:span><text:span text:style-name="T32">c</text:span><text:span text:style-name="T29">od_palco</text:span><text:span text:style-name="T34"> </text:span><text:span text:style-name="T35">(Palco.cod)</text:span><text:span text:style-name="T34">, </text:span><text:span text:style-name="T33">dat_hr_inicio</text:span><text:span text:style-name="T34">, </text:span><text:span text:style-name="T36">dat_hr_</text:span><text:span text:style-name="T34">fim)</text:span></text:p>
      <text:p text:style-name="P17"><text:tab/></text:p>
      <text:p text:style-name="P14">Patrocina(<text:span text:style-name="T21">patroc (Patrocinador.cod)</text:span>, <text:span text:style-name="T20">edicao (edicao.</text:span><text:span text:style-name="T24">ano</text:span><text:span text:style-name="T20">)</text:span>)</text:p>
      <text:p text:style-name="P14"/>
      <text:p text:style-name="P14"><text:span text:style-name="T53">P</text:span>roduz ( <text:span text:style-name="T20">midia (Midia.nome)</text:span>, <text:span text:style-name="T20">tipo(Midia.tipo)</text:span>, <text:span text:style-name="T20">num_ed(edicao.</text:span><text:span text:style-name="T24">ano</text:span><text:span text:style-name="T20">)</text:span>)</text:p>
      <text:p text:style-name="P7"/>
      <text:p text:style-name="P10"><text:span text:style-name="T53">R</text:span>ealizada (<text:span text:style-name="T20">ed (edicao.</text:span><text:span text:style-name="T23">ano</text:span><text:span text:style-name="T20">)</text:span><text:span text:style-name="T17">, </text:span><text:span text:style-name="T38">apresentador</text:span><text:span text:style-name="T39">(</text:span><text:span text:style-name="T45">Apresentacao.</text:span><text:span text:style-name="T47">apresentador</text:span><text:span text:style-name="T46">)</text:span><text:span text:style-name="T45">, </text:span></text:p>
      <text:p text:style-name="P10"><text:span text:style-name="T40">palco</text:span><text:span text:style-name="T45"> </text:span><text:span text:style-name="T46">(</text:span><text:span text:style-name="T45">Apresentacao.Cod_palco</text:span><text:span text:style-name="T46">)</text:span><text:span text:style-name="T45">,</text:span><text:span text:style-name="T25"> <text:s/></text:span><text:span text:style-name="T40">inicio</text:span><text:span text:style-name="T42">(apresentacao.</text:span><text:span text:style-name="T43">dat_hr_inicio </text:span><text:span text:style-name="T42">)</text:span>)</text:p>
      <text:p text:style-name="P9"/>
      <text:p text:style-name="P10"><text:span text:style-name="T53">U</text:span>tiliza(<text:span text:style-name="T17"> </text:span><text:span text:style-name="T20">equipamento (equipamento.</text:span><text:span text:style-name="T24">n_serie</text:span><text:span text:style-name="T20">)</text:span><text:span text:style-name="T17">, </text:span><text:span text:style-name="T44">banda(Banda.cod)</text:span><text:span text:style-name="T17">)</text:span></text:p>
      <text:p text:style-name="P16"/>
      <text:p text:style-name="P11"><text:span text:style-name="T18">T</text:span><text:span text:style-name="T17">oca_em (</text:span><text:span text:style-name="T20">artista</text:span><text:span text:style-name="T17"> (artista.nome) , </text:span><text:span text:style-name="T20">banda</text:span><text:span text:style-name="T17">(banda.</text:span><text:span text:style-name="T19">cod</text:span><text:span text:style-name="T17">))</text:span></text:p>
      <text:p text:style-name="P20"/>
      <text:p text:style-name="P15"><text:span text:style-name="T53">T</text:span>oca (<text:span text:style-name="T20">artista</text:span>(artista.nome)<text:span text:style-name="T20">,</text:span> <text:span text:style-name="T20">inst</text:span><text:span text:style-name="T22">r</text:span> (instrumento.<text:span text:style-name="T54">n_serie</text:span>))</text:p>
      <text:p text:style-name="P20"/>
      <text:p text:style-name="P19"><text:span text:style-name="T53">A</text:span>presenta (<text:span text:style-name="T41">banda </text:span><text:span text:style-name="T48">(Banda.cod</text:span>), <text:span text:style-name="T55">ap_palco (Palco.cod), </text:span><text:span text:style-name="T38">apresentador</text:span><text:span text:style-name="T39">(</text:span><text:span text:style-name="T40">Apresentacao.</text:span><text:span text:style-name="T38">apresentador</text:span><text:span text:style-name="T39">)</text:span><text:span text:style-name="T49">, </text:span></text:p>
      <text:p text:style-name="P19"><text:span text:style-name="T40">palco </text:span><text:span text:style-name="T39">(</text:span><text:span text:style-name="T40">Apresentacao.Cod_palco</text:span><text:span text:style-name="T39">)</text:span><text:span text:style-name="T49">,</text:span><text:span text:style-name="T26"> <text:s/></text:span><text:span text:style-name="T40">inicio</text:span><text:span text:style-name="T42">(apresentacao.</text:span><text:span text:style-name="T43">dat_hr_inicio</text:span><text:span text:style-name="T42">)</text:span><text:span text:style-name="T48">)</text:span></text:p>
      <text:p text:style-name="P21"/>
      <text:p text:style-name="P18"><text:span text:style-name="T28">Trabalha(</text:span><text:span text:style-name="T37">palco</text:span><text:span text:style-name="T28">(Palco.cod</text:span><text:span text:style-name="T52">), </text:span><text:span text:style-name="T37">cpf</text:span><text:span text:style-name="T28"> (Funcionario.cpf))</text:span></text:p>
      <text:p text:style-name="P18"/>
      <text:p text:style-name="P18"/>
      <text:p text:style-name="P18"/>
      <text:p text:style-name="P1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26:26.620000000</meta:creation-date>
    <dc:date>2017-12-05T12:14:45.378620496</dc:date>
    <meta:editing-duration>PT4H20M11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87" meta:character-count="1124" meta:non-whitespace-character-count="1053"/>
  </office:meta>
</office:document-meta>
</file>